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b22" officeooo:paragraph-rsid="001ccb22"/>
    </style:style>
    <style:style style:name="P2" style:family="paragraph" style:parent-style-name="Standard">
      <style:text-properties officeooo:rsid="001cdfc9" officeooo:paragraph-rsid="001cd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eries jest to pojedyncza kolumna (1,) lub (,1) czyli macierz 1d a dataframe to macierz 2d</text:p>
      <text:p text:style-name="P1">2. series.dtype</text:p>
      <text:p text:style-name="P1">3. series[1]</text:p>
      <text:p text:style-name="P1">4. tak, są to label based indeksy</text:p>
      <text:p text:style-name="P1">5. not a number</text:p>
      <text:p text:style-name="P1">6.no wszystkie prymitywne typy danych</text:p>
      <text:p text:style-name="P1">7. tak</text:p>
      <text:p text:style-name="P1">8. zwraca wartosci w seriesie</text:p>
      <text:p text:style-name="P1">9. np. metoda len z pythona</text:p>
      <text:p text:style-name="P1">10. loc powoduje wyszukane rows lub columns po label based indexing a iloc po indeksie numerycznym</text:p>
      <text:p text:style-name="P1">11. poprzez atrybut index</text:p>
      <text:p text:style-name="P1">12.nie wiem</text:p>
      <text:p text:style-name="P1">13. series[‘a’] lub series.loc[‘a’]</text:p>
      <text:p text:style-name="P1">14.zwroci co drugie wiersze?</text:p>
      <text:p text:style-name="P1">15.tak</text:p>
      <text:p text:style-name="P1">16. pd.DataFrame(</text:p>
      <text:p text:style-name="P1">[</text:p>
      <text:p text:style-name="P1">{}.</text:p>
      <text:p text:style-name="P1">{}</text:p>
      <text:p text:style-name="P1">{},</text:p>
      <text:p text:style-name="P1">]</text:p>
      <text:p text:style-name="P1">)</text:p>
      <text:p text:style-name="P1">w tym stylu</text:p>
      <text:p text:style-name="P1">17.poprzez atrybut shape.</text:p>
      <text:p text:style-name="P1">18. wartosciDoKolumny</text:p>
      <text:p text:style-name="P1">df.[‘Nazwa Kolumny] = wartoscidokolumny</text:p>
      <text:p text:style-name="P1">19. zwraca pierwszych 5 wierszy i 5 ostatnich</text:p>
      <text:p text:style-name="P1">20. df[:,2]</text:p>
      <text:p text:style-name="P1">21. df[:,0:3]</text:p>
      <text:p text:style-name="P2">22 index = df.index</text:p>
      <text:p text:style-name="P2">df[‘id’] = index</text:p>
      <text:p text:style-name="P2">23. ustawia dana kolumne na index</text:p>
      <text:p text:style-name="P2">24. zwraca nazwy kolumn i indexow</text:p>
      <text:p text:style-name="P2">25. np. filter(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7:41:36.161051452</meta:creation-date>
    <dc:date>2025-06-19T18:02:47.142166391</dc:date>
    <meta:editing-duration>PT10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35" meta:character-count="779" meta:non-whitespace-character-count="678"/>
  </office:meta>
</office:document-meta>
</file>